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R Programming</text:span></text:p>
            <text:p/>
            <text:p>Hari 1</text:p>
            <text:p>Sesi Tambah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sar Pemrogram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ktur kode</text:p>
              </text:list-item>
              <text:list-item>
                <text:p>Tipe data</text:p>
              </text:list-item>
              <text:list-item>
                <text:p>Perulangan</text:p>
              </text:list-item>
              <text:list-item>
                <text:p>Percabangan</text:p>
              </text:list-item>
              <text:list-item>
                <text:p>Fung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ulang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2 tipe perulangan :</text:p>
                <text:list>
                  <text:list-item>
                    <text:p>For</text:p>
                    <text:p>&gt; for( &lt;variabel&gt; in &lt;vektor&gt;) &lt;ekspresi&gt;</text:p>
                  </text:list-item>
                  <text:list-item>
                    <text:p>While</text:p>
                    <text:p>&gt; while(&lt;kondisi&gt;) &lt;ekspresi&gt;</text:p>
                  </text:list-item>
                </text:list>
              </text:list-item>
              <text:list-item>
                <text:p>Jika ekspresi lebih dari 1 buah, gunakan tanda kurung kuraw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cabang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at Standard</text:p>
                <text:p>&gt; if(&lt;kondisi&gt;) &lt;ekspresi&gt;</text:p>
                <text:p>&gt; if(&lt;kondisi&gt;) &lt;ekspresi&gt; else &lt;ekspresi&gt;</text:p>
              </text:list-item>
              <text:list-item>
                <text:p>Format If-Then-Else gabungan</text:p>
                <text:p>&gt; ifelse(&lt;kondisi&gt;, &lt;ekspresi jika ya&gt;, &lt;ekspresi jika tidak&gt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gsi dideklarasikan dengan bentuk</text:p>
                <text:p>&gt; f &lt;- function(&lt;variabel&gt;) {</text:p>
                <text:p>+ &lt;ekspresi&gt;</text:p>
                <text:p>+ return(&lt;variabel balikan&gt;)</text:p>
                <text:p>}</text:p>
              </text:list-item>
              <text:list-item>
                <text:p>Dan dipanggil dengan cara</text:p>
                <text:p>&gt; f(&lt;variabel input&gt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u membuat fungsi f(x) = x^2 – 2x + 1</text:p>
                <text:p>&gt; f &lt;- function(x) {</text:p>
                <text:p>+ return(x^2 – 2*x + 1)}</text:p>
                <text:p>&gt;</text:p>
              </text:list-item>
              <text:list-item>
                <text:p>Untuk memanggilnya</text:p>
                <text:p>&gt; f(5)</text:p>
                <text:p>[1] 1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Fungsi Transpos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 trsp &lt;- function(x) {</text:p>
                <text:p>+ if (!is.matrix(x)) {</text:p>
                <text:p>+ <text:s text:c="3"/>warning("inputan bukan matriks: mengembalikan nilai NA")</text:p>
                <text:p>+ <text:s text:c="3"/>return(NA_real_)}</text:p>
                <text:p>+ y &lt;- matrix(1, nrow=ncol(x), ncol=nrow(x))</text:p>
                <text:p>+ for (i in 1:nrow(x)) {</text:p>
                <text:p>+ <text:s text:c="3"/>for (j in 1:ncol(x)) {</text:p>
                <text:p>+ <text:s text:c="5"/>y[j,i] &lt;- x[i,j] } }</text:p>
                <text:p>+ return(y)}</text:p>
                <text:p>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6:05:50.706175630</meta:creation-date>
    <dc:date>2018-02-18T16:07:42.822584138</dc:date>
    <meta:editing-duration>PT12H57M27S</meta:editing-duration>
    <meta:editing-cycles>5</meta:editing-cycles>
    <meta:generator>LibreOffice/5.1.6.2$Linux_X86_64 LibreOffice_project/10m0$Build-2</meta:generator>
    <meta:document-statistic meta:object-count="49"/>
  </office:meta>
</office:document-meta>
</file>